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1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culate values of R and C for emitter follower for the 9 MHz sign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sing 500 kHz for the lower frequency for the high pass filters.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table:style-name="ce2" office:value-type="float" office:value="300" calcext:value-type="float">
            <text:p>3.00E+02</text:p>
          </table:table-cell>
          <table:table-cell office:value-type="string" calcext:value-type="string">
            <text:p>Good value to limit current through transistor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table:style-name="ce2" office:value-type="float" office:value="10000" calcext:value-type="float">
            <text:p>1.00E+04</text:p>
          </table:table-cell>
          <table:table-cell office:value-type="string" calcext:value-type="string">
            <text:p>Good value to prevent too much current draw into the transistor bias divider</text:p>
          </table:table-cell>
          <table:table-cell table:formula="of:=1/[.D8] +1/[.D9]" office:value-type="float" office:value="0.0002" calcext:value-type="float">
            <text:p>0.0002</text:p>
          </table:table-cell>
          <table:table-cell table:formula="of:=1/[.F8]/100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table:style-name="ce2" office:value-type="float" office:value="10000" calcext:value-type="float">
            <text:p>1.00E+04</text:p>
          </table:table-cell>
          <table:table-cell office:value-type="string" calcext:value-type="string">
            <text:p>Good value to prevent too much current draw into the transistor bias divi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in</text:p>
          </table:table-cell>
          <table:table-cell table:formula="of:=1/(1/[.D9] + 1/[.D8] + 1/(100*[.D7]))" office:value-type="float" office:value="4285.71428571429" calcext:value-type="float">
            <text:p>4285.714285714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Cin</text:p>
          </table:table-cell>
          <table:table-cell table:style-name="ce1" table:formula="of:=1/(2*PI()*500000*[.D10])" office:value-type="float" office:value="0.00000000007427230678" calcext:value-type="float">
            <text:p>7.42723067762178E-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ut</text:p>
          </table:table-cell>
          <table:table-cell table:formula="of:=1/(1/[.D7] +1/[.G8])" office:value-type="float" office:value="42.8571428571429" calcext:value-type="float">
            <text:p>42.85714285714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load</text:p>
          </table:table-cell>
          <table:table-cell table:formula="of:=10*[.D13]" office:value-type="float" office:value="428.571428571429" calcext:value-type="float">
            <text:p>428.571428571429</text:p>
          </table:table-cell>
          <table:table-cell office:value-type="string" calcext:value-type="string">
            <text:p>Rule of thumb = 10*Rou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Cout</text:p>
          </table:table-cell>
          <table:table-cell table:style-name="ce1" table:formula="of:=1/(2*PI()*[.D14]*500000)" office:value-type="float" office:value="0.00000000074272306776" calcext:value-type="float">
            <text:p>7.42723067762178E-1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culate values of R and C for emitter follower for the audio from the mi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sing 50 kHz for the lower frequency for the high pass filters.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table:style-name="ce2" office:value-type="float" office:value="150" calcext:value-type="float">
            <text:p>1.50E+02</text:p>
          </table:table-cell>
          <table:table-cell office:value-type="string" calcext:value-type="string">
            <text:p>Good value to limit current through transistor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table:style-name="ce2" office:value-type="float" office:value="10000" calcext:value-type="float">
            <text:p>1.00E+04</text:p>
          </table:table-cell>
          <table:table-cell office:value-type="string" calcext:value-type="string">
            <text:p>Good value to prevent too much current draw into the transistor bias divider</text:p>
          </table:table-cell>
          <table:table-cell table:formula="of:=1/[.D23] +1/[.D24]" office:value-type="float" office:value="0.0002" calcext:value-type="float">
            <text:p>0.0002</text:p>
          </table:table-cell>
          <table:table-cell table:formula="of:=1/[.F23]/100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table:style-name="ce2" office:value-type="float" office:value="10000" calcext:value-type="float">
            <text:p>1.00E+04</text:p>
          </table:table-cell>
          <table:table-cell office:value-type="string" calcext:value-type="string">
            <text:p>Good value to prevent too much current draw into the transistor bias divi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in</text:p>
          </table:table-cell>
          <table:table-cell table:formula="of:=1/(1/[.D24] + 1/[.D23] + 1/(100*[.D22]))" office:value-type="float" office:value="3750" calcext:value-type="float">
            <text:p>37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Cin</text:p>
          </table:table-cell>
          <table:table-cell table:style-name="ce1" table:formula="of:=1/(2*PI()*20*[.D25])" office:value-type="float" office:value="0.00000212206590789194" calcext:value-type="float">
            <text:p>2.12206590789194E-0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ut</text:p>
          </table:table-cell>
          <table:table-cell table:formula="of:=1/(1/[.D22] +1/[.G23])" office:value-type="float" office:value="37.5" calcext:value-type="float">
            <text:p>37.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load</text:p>
          </table:table-cell>
          <table:table-cell table:formula="of:=10*[.D28]" office:value-type="float" office:value="375" calcext:value-type="float">
            <text:p>375</text:p>
          </table:table-cell>
          <table:table-cell office:value-type="string" calcext:value-type="string">
            <text:p>Rule of thumb = 10*Rou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Cout</text:p>
          </table:table-cell>
          <table:table-cell table:style-name="ce1" table:formula="of:=1/(2*PI()*[.D29]*20)" office:value-type="float" office:value="0.0000212206590789194" calcext:value-type="float">
            <text:p>2.12206590789194E-05</text:p>
          </table:table-cell>
          <table:table-cell table:number-columns-repeated="4"/>
          <table:table-cell office:value-type="string" calcext:value-type="string">
            <text:p>With Rload = 1800 Ohms and C2 = 2e-5 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mpl</text:p>
          </table:table-cell>
          <table:table-cell office:value-type="string" calcext:value-type="string">
            <text:p>I(V1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(n005)</text:p>
          </table:table-cell>
          <table:table-cell office:value-type="string" calcext:value-type="string">
            <text:p>I(L1)</text:p>
          </table:table-cell>
          <table:table-cell office:value-type="string" calcext:value-type="string">
            <text:p>Vgain(dB)</text:p>
          </table:table-cell>
          <table:table-cell office:value-type="string" calcext:value-type="string">
            <text:p>Igain(dB)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2" office:value-type="float" office:value="0.000029" calcext:value-type="float">
            <text:p>2.90E-05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2" office:value-type="float" office:value="0.093" calcext:value-type="float">
            <text:p>9.30E-02</text:p>
          </table:table-cell>
          <table:table-cell table:style-name="ce2" office:value-type="float" office:value="0.0019" calcext:value-type="float">
            <text:p>1.90E-03</text:p>
          </table:table-cell>
          <table:table-cell table:formula="of:=10*LOG([.L32]/[.I32])" office:value-type="float" office:value="-0.315170514460649" calcext:value-type="float">
            <text:p>-0.315170514460649</text:p>
          </table:table-cell>
          <table:table-cell table:formula="of:=10*LOG([.M32]/[.J32])" office:value-type="float" office:value="18.1635560305387" calcext:value-type="float">
            <text:p>18.1635560305387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2" office:value-type="float" office:value="0.000029" calcext:value-type="float">
            <text:p>2.90E-05</text:p>
          </table:table-cell>
          <table:table-cell table:style-name="ce2" office:value-type="float" office:value="300" calcext:value-type="float">
            <text:p>3.00E+02</text:p>
          </table:table-cell>
          <table:table-cell table:style-name="ce2" office:value-type="float" office:value="0.084" calcext:value-type="float">
            <text:p>8.40E-02</text:p>
          </table:table-cell>
          <table:table-cell table:style-name="ce2" office:value-type="float" office:value="0.0017" calcext:value-type="float">
            <text:p>1.70E-03</text:p>
          </table:table-cell>
          <table:table-cell table:formula="of:=10*LOG([.L33]/[.I33])" office:value-type="float" office:value="-0.757207139381184" calcext:value-type="float">
            <text:p>-0.757207139381184</text:p>
          </table:table-cell>
          <table:table-cell table:formula="of:=10*LOG([.M33]/[.J33])" office:value-type="float" office:value="17.6805092347932" calcext:value-type="float">
            <text:p>17.680509234793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ith Rload = 375 Ohms and C2 = 2e-5 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mpl</text:p>
          </table:table-cell>
          <table:table-cell office:value-type="string" calcext:value-type="string">
            <text:p>I(V1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(n005)</text:p>
          </table:table-cell>
          <table:table-cell office:value-type="string" calcext:value-type="string">
            <text:p>I(L1)</text:p>
          </table:table-cell>
          <table:table-cell office:value-type="string" calcext:value-type="string">
            <text:p>Vgain(dB)</text:p>
          </table:table-cell>
          <table:table-cell office:value-type="string" calcext:value-type="string">
            <text:p>Igain(dB)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2" office:value-type="float" office:value="0.000029" calcext:value-type="float">
            <text:p>2.90E-05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2" office:value-type="float" office:value="0.093" calcext:value-type="float">
            <text:p>9.30E-02</text:p>
          </table:table-cell>
          <table:table-cell table:style-name="ce2" office:value-type="float" office:value="0.0019" calcext:value-type="float">
            <text:p>1.90E-03</text:p>
          </table:table-cell>
          <table:table-cell table:formula="of:=10*LOG([.L37]/[.I37])" office:value-type="float" office:value="-0.315170514460649" calcext:value-type="float">
            <text:p>-0.315170514460649</text:p>
          </table:table-cell>
          <table:table-cell table:formula="of:=10*LOG([.M37]/[.J37])" office:value-type="float" office:value="18.1635560305387" calcext:value-type="float">
            <text:p>18.1635560305387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2" office:value-type="float" office:value="0.000029" calcext:value-type="float">
            <text:p>2.90E-05</text:p>
          </table:table-cell>
          <table:table-cell table:style-name="ce2" office:value-type="float" office:value="300" calcext:value-type="float">
            <text:p>3.00E+02</text:p>
          </table:table-cell>
          <table:table-cell table:style-name="ce2" office:value-type="float" office:value="0.082" calcext:value-type="float">
            <text:p>8.20E-02</text:p>
          </table:table-cell>
          <table:table-cell table:style-name="ce2" office:value-type="float" office:value="0.00165" calcext:value-type="float">
            <text:p>1.65E-03</text:p>
          </table:table-cell>
          <table:table-cell table:formula="of:=10*LOG([.L38]/[.I38])" office:value-type="float" office:value="-0.861861476162833" calcext:value-type="float">
            <text:p>-0.861861476162833</text:p>
          </table:table-cell>
          <table:table-cell table:formula="of:=10*LOG([.M38]/[.J38])" office:value-type="float" office:value="17.5508594631495" calcext:value-type="float">
            <text:p>17.5508594631495</text:p>
          </table:table-cell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7T20:31:38.365000000</meta:creation-date>
    <dc:date>2026-03-28T12:02:59.451000000</dc:date>
    <meta:editing-duration>PT24M32S</meta:editing-duration>
    <meta:editing-cycles>5</meta:editing-cycles>
    <meta:generator>LibreOffice/7.1.5.2$Windows_X86_64 LibreOffice_project/85f04e9f809797b8199d13c421bd8a2b025d52b5</meta:generator>
    <meta:document-statistic meta:table-count="1" meta:cell-count="92" meta:object-count="0"/>
  </office:meta>
</office:document-meta>
</file>